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13" style:family="table-cell" style:parent-style-name="Default" style:data-style-name="N37"/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hubuh&quot;;&quot;Dzuhur&quot;;&quot;Ashar&quot;;&quot;Maghrib&quot;;&quot;Isya&quot;;&quot;&quot;)" table:allow-empty-cell="true" table:display-list="unsorted" table:base-cell-address="Template.B2">
          <table:error-message table:message-type="stop" table:display="true"/>
        </table:content-validation>
        <table:content-validation table:name="val2" table:condition="of:is-true-formula(committed)" table:allow-empty-cell="true" table:base-cell-address="Template.C1">
          <table:error-message table:message-type="stop" table:display="true"/>
        </table:content-validation>
        <table:content-validation table:name="val3" table:condition="of:cell-content-is-in-list(&quot;Abandoned&quot;;&quot;Committed&quot;;&quot;&quot;)" table:allow-empty-cell="true" table:display-list="unsorted" table:base-cell-address="Template.C2">
          <table:error-message table:message-type="stop" table:display="true"/>
        </table:content-validation>
        <table:content-validation table:name="val4" table:condition="of:cell-content-is-in-list(&quot;Alone&quot;;&quot;Jamaah&quot;;&quot;&quot;)" table:allow-empty-cell="true" table:display-list="unsorted" table:base-cell-address="Template.D2">
          <table:error-message table:message-type="stop" table:display="true"/>
        </table:content-validation>
        <table:content-validation table:name="val5" table:condition="of:cell-content-is-in-list(&quot;Home&quot;;&quot;Mosque&quot;)" table:allow-empty-cell="true" table:display-list="unsorted" table:base-cell-address="Template.E2">
          <table:error-message table:message-type="stop" table:display="true"/>
        </table:content-validation>
        <table:content-validation table:name="val6" table:condition="of:cell-content-is-in-list(&quot;Rain&quot;;&quot;Dry&quot;)" table:allow-empty-cell="true" table:display-list="unsorted" table:base-cell-address="Template.F2">
          <table:error-message table:message-type="stop" table:display="true"/>
        </table:content-validation>
      </table:content-validations>
      <table:table table:name="dashboard" table:style-name="ta1">
        <table:shapes>
          <draw:frame draw:z-index="0" draw:style-name="gr1" draw:text-style-name="P1" svg:width="6.2988in" svg:height="3.5429in" svg:x="0.063in" svg:y="2.7559in">
            <draw:object draw:notify-on-update-of-ranges="dashboard.A2:dashboard.A14 dashboard.B1:dashboard.B1 dashboard.B2:dashboard.B14 dashboard.C1:dashboard.C1 dashboard.C2:dashboard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7" office:value-type="string" calcext:value-type="string">
            <text:p>Committed</text:p>
          </table:table-cell>
          <table:table-cell table:style-name="ce5" office:value-type="string" calcext:value-type="string">
            <text:p>Mos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ary</text:p>
          </table:table-cell>
          <table:table-cell table:formula="of:=COUNTIF([$January.D:.D]; [.B1])/COUNTA([$January.B2:.B1048576])" office:value-type="percentage" office:value="0.683870967741936" calcext:value-type="percentage">
            <text:p>68.39%</text:p>
          </table:table-cell>
          <table:table-cell table:style-name="ce4" table:formula="of:=COUNTIF([$January.F:.F]; [.C1])/COUNTA([$January.D2:.D1048576])" office:value-type="percentage" office:value="0.361290322580645" calcext:value-type="percentage">
            <text:p>36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uary</text:p>
          </table:table-cell>
          <table:table-cell table:formula="of:=COUNTIF([$February.D:.D]; [.B1])/COUNTA([$February.B3:.B1048576])" office:value-type="percentage" office:value="0.755395683453237" calcext:value-type="percentage">
            <text:p>75.54%</text:p>
          </table:table-cell>
          <table:table-cell table:style-name="ce4" table:formula="of:=COUNTIF([$February.F:.F]; [.C1])/COUNTA([$February.B2:.B1048576])" office:value-type="percentage" office:value="0.435714285714286" calcext:value-type="percentage">
            <text:p>43.57%</text:p>
          </table:table-cell>
          <table:table-cell/>
          <table:table-cell table:style-name="ce4" table:number-columns-repeated="2"/>
        </table:table-row>
        <table:table-row table:style-name="ro1">
          <table:table-cell office:value-type="string" calcext:value-type="string">
            <text:p>March</text:p>
          </table:table-cell>
          <table:table-cell table:formula="of:=COUNTIF([$March.D:.D];[.B1])/COUNTA([$March.B2:.B1048576])" office:value-type="percentage" office:value="0.819354838709677" calcext:value-type="percentage">
            <text:p>81.94%</text:p>
          </table:table-cell>
          <table:table-cell table:style-name="ce4" table:formula="of:=COUNTIF([$March.F:.F];[.C1])/COUNTA([$March.B2:.B1048576])" office:value-type="percentage" office:value="0.380645161290323" calcext:value-type="percentage">
            <text:p>38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l</text:p>
          </table:table-cell>
          <table:table-cell table:formula="of:=COUNTIF([$April.D:.D]; [.B1])/COUNTA([$April.B1:.B1000])" office:value-type="percentage" office:value="0.682119205298013" calcext:value-type="percentage">
            <text:p>68.21%</text:p>
          </table:table-cell>
          <table:table-cell table:style-name="ce4" table:formula="of:=COUNTIF([$April.F1:.F1000]; [.C1])/COUNTA([$April.C1:.C1000])" office:value-type="percentage" office:value="0.350993377483444" calcext:value-type="percentage">
            <text:p>35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</text:p>
          </table:table-cell>
          <table:table-cell table:formula="of:=COUNTIF([$May.D:.D]; [.B1])/COUNTA([$May.C:.C])" office:value-type="percentage" office:value="0.705128205128205" calcext:value-type="percentage">
            <text:p>70.51%</text:p>
          </table:table-cell>
          <table:table-cell table:style-name="ce4" table:formula="of:=COUNTIF([$May.F:.F]; [.C1])/COUNTA([$May.C:.C])" office:value-type="percentage" office:value="0.378205128205128" calcext:value-type="percentage">
            <text:p>37.8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e</text:p>
          </table:table-cell>
          <table:table-cell table:formula="of:=COUNTIF([$June.D:.D]; [.B1])/COUNTA([$June.C:.C])" office:value-type="percentage" office:value="0.80794701986755" calcext:value-type="percentage">
            <text:p>80.79%</text:p>
          </table:table-cell>
          <table:table-cell table:style-name="ce4" table:formula="of:=COUNTIF([$June.F:.F]; [.C1])/COUNTA([$June.C:.C])" office:value-type="percentage" office:value="0.33112582781457" calcext:value-type="percentage">
            <text:p>33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y</text:p>
          </table:table-cell>
          <table:table-cell table:formula="of:=COUNTIF([$July.D:.D]; [.B1])/COUNTA([$July.C1:.C1000])" office:value-type="percentage" office:value="0.955128205128205" calcext:value-type="percentage">
            <text:p>95.51%</text:p>
          </table:table-cell>
          <table:table-cell table:style-name="ce4" table:formula="of:=COUNTIF([$July.F:.F]; [.C1])/COUNTA([$July.C:.C])" office:value-type="percentage" office:value="0.416666666666667" calcext:value-type="percentage">
            <text:p>41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ust</text:p>
          </table:table-cell>
          <table:table-cell table:formula="of:=COUNTIF([$August.D:.D]; [.B1])/COUNTA([$August.C:.C])" office:value-type="percentage" office:value="0.942307692307692" calcext:value-type="percentage">
            <text:p>94.23%</text:p>
          </table:table-cell>
          <table:table-cell table:style-name="ce4" table:formula="of:=COUNTIF([$August.F:.F]; [.C1])/COUNTA([$August.C:.C])" office:value-type="percentage" office:value="0.455128205128205" calcext:value-type="percentage">
            <text:p>45.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ember</text:p>
          </table:table-cell>
          <table:table-cell table:formula="of:=COUNTIF([$September.D:.D]; [.B1])/COUNTA([$September.C:.C])" office:value-type="percentage" office:value="0.754966887417219" calcext:value-type="percentage">
            <text:p>75.50%</text:p>
          </table:table-cell>
          <table:table-cell table:style-name="ce4" table:formula="of:=COUNTIF([$September.F:.F]; [.C1])/COUNTA([$September.C:.C])" office:value-type="percentage" office:value="0.350993377483444" calcext:value-type="percentage">
            <text:p>35.10%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October</text:p>
          </table:table-cell>
          <table:table-cell table:formula="of:=COUNTIF([$October.D:.D]; [.$B$1])/COUNTA([$October.C:.C])" office:value-type="percentage" office:value="0.66025641025641" calcext:value-type="percentage">
            <text:p>66.03%</text:p>
          </table:table-cell>
          <table:table-cell table:style-name="ce4" table:formula="of:=COUNTIF([$October.F:.F]; [.$C$1])/COUNTA([$October.C:.C])" office:value-type="percentage" office:value="0.365384615384615" calcext:value-type="percentage">
            <text:p>36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er</text:p>
          </table:table-cell>
          <table:table-cell table:formula="of:=COUNTIF([$November.D:.D]; [.$B$1])/COUNTA([$November.C:.C])" office:value-type="percentage" office:value="0.71523178807947" calcext:value-type="percentage">
            <text:p>71.52%</text:p>
          </table:table-cell>
          <table:table-cell table:style-name="ce4" table:formula="of:=COUNTIF([$November.F:.F]; [.$C$1])/COUNTA([$November.C:.C])" office:value-type="percentage" office:value="0.390728476821192" calcext:value-type="percentage">
            <text:p>39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ember</text:p>
          </table:table-cell>
          <table:table-cell table:formula="of:=COUNTIF([$December.D:.D]; [.$B$1])/COUNTA([$December.C:.C])" office:value-type="percentage" office:value="0.641025641025641" calcext:value-type="percentage">
            <text:p>64.10%</text:p>
          </table:table-cell>
          <table:table-cell table:style-name="ce4" table:formula="of:=COUNTIF([$December.F:.F]; [.$C$1])/COUNTA([$December.C:.C])" office:value-type="percentage" office:value="0.326923076923077" calcext:value-type="percentage">
            <text:p>32.69%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formula="of:=MEDIAN([.B2:.B13])" office:value-type="percentage" office:value="0.735099337748345" calcext:value-type="percentage">
            <text:p>73.51%</text:p>
          </table:table-cell>
          <table:table-cell table:style-name="ce4" table:formula="of:=MEDIAN([.C2:.C13])" office:value-type="percentage" office:value="0.371794871794872" calcext:value-type="percentage">
            <text:p>37.18%</text:p>
          </table:table-cell>
          <table:table-cell table:number-columns-repeated="3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anuary" table:style-name="ta1">
        <table:table-column table:style-name="co4" table:default-cell-style-name="Default"/>
        <table:table-column table:style-name="co5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style-name="ce9"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style-name="ce9"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style-name="ce9"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style-name="ce9"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anuar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February" table:style-name="ta1">
        <table:table-column table:style-name="co4" table:default-cell-style-name="Default"/>
        <table:table-column table:style-name="co5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<text:s/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829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90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March" table:style-name="ta1">
        <table:table-column table:style-name="co4" table:default-cell-style-name="ce15"/>
        <table:table-column table:style-name="co5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April" table:style-name="ta1">
        <table:table-column table:style-name="co4" table:default-cell-style-name="ce15"/>
        <table:table-column table:style-name="co7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  <table:table-cell table:style-name="ce5" office:value-type="string" calcext:value-type="string">
            <text:p>Weather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office:value-type="string" calcext:value-type="string">
            <text:p>April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3"/>
        </table:table-row>
        <table:table-row table:style-name="ro1">
          <table:table-cell table:number-columns-repeated="3"/>
          <table:table-cell table:content-validation-name="val2"/>
          <table:table-cell table:number-columns-repeated="3"/>
        </table:table-row>
      </table:table>
      <table:table table:name="May" table:style-name="ta1">
        <table:table-column table:style-name="co4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June" table:style-name="ta1">
        <table:table-column table:style-name="co4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ne</text:p>
          </table:table-cell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833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1">
          <table:table-cell table:number-columns-repeated="3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July" table:style-name="ta1">
        <table:table-column table:style-name="co4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August" table:style-name="ta1">
        <table:table-column table:style-name="co4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September" table:style-name="ta1">
        <table:table-column table:style-name="co9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3" table:number-columns-repeated="2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Sept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October" table:style-name="ta1">
        <table:table-column table:style-name="co4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Octo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November" table:style-name="ta1">
        <table:table-column table:style-name="co4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6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December" table:style-name="ta1">
        <table:table-column table:style-name="co4" table:default-cell-style-name="ce15"/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Month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 office:value-type="string" calcext:value-type="string">
            <text:p>Abandoned</text:p>
          </table:table-cell>
          <table:table-cell table:content-validation-name="val4"/>
          <table:table-cell table:content-validation-name="val5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Alone</text:p>
          </table:table-cell>
          <table:table-cell table:content-validation-name="val5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 office:value-type="string" calcext:value-type="string">
            <text:p>Committed</text:p>
          </table:table-cell>
          <table:table-cell table:content-validation-name="val4" office:value-type="string" calcext:value-type="string">
            <text:p>Jamaah</text:p>
          </table:table-cell>
          <table:table-cell table:content-validation-name="val5" office:value-type="string" calcext:value-type="string">
            <text:p>Mosque</text:p>
          </table:table-cell>
        </table:table-row>
        <table:table-row table:style-name="ro1" table:number-rows-repeated="844">
          <table:table-cell table:number-columns-repeated="2"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Template" table:style-name="ta1">
        <table:table-column table:style-name="co8" table:default-cell-style-name="ce13"/>
        <table:table-column table:style-name="co1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halat</text:p>
          </table:table-cell>
          <table:table-cell table:style-name="ce5" table:content-validation-name="val2" office:value-type="string" calcext:value-type="string">
            <text:p>Commitment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Shubuh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Dzuhu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Ashar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Maghrib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content-validation-name="val1" office:value-type="string" calcext:value-type="string">
            <text:p>Isya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844">
          <table:table-cell/>
          <table:table-cell table:content-validation-name="val1"/>
          <table:table-cell table:content-validation-name="val3"/>
          <table:table-cell table:content-validation-name="val4"/>
          <table:table-cell table:content-validation-name="val5"/>
        </table:table-row>
        <table:table-row table:style-name="ro1" table:number-rows-repeated="1047575">
          <table:table-cell table:number-columns-repeated="2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table:content-validation-name="val2"/>
          <table:table-cell table:number-columns-repeated="2"/>
        </table:table-row>
      </table:table>
      <table:named-expressions>
        <table:named-range table:name="Commitment" table:base-cell-address="$January.$C$1" table:cell-range-address="$January.$D:.$D"/>
        <table:named-range table:name="Place" table:base-cell-address="$January.$E$1" table:cell-range-address="$January.$F:.$F"/>
        <table:named-range table:name="Shalat" table:base-cell-address="$January.$B$2" table:cell-range-address="$January.$C$2:.$C$156"/>
      </table:named-expressions>
      <table:database-ranges>
        <table:database-range table:name="__Anonymous_Sheet_DB__1" table:target-range-address="January.A1:January.F156">
          <table:sort>
            <table:sort-by table:field-number="1" table:data-type="automatic"/>
          </table:sort>
        </table:database-range>
        <table:database-range table:name="__Anonymous_Sheet_DB__2" table:target-range-address="February.B1:February.B1048576">
          <table:sort>
            <table:sort-by table:field-number="0" table:data-type="automatic"/>
          </table:sort>
        </table:database-range>
        <table:database-range table:name="__Anonymous_Sheet_DB__3" table:target-range-address="March.B1:March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5:26:34.826128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1T11:18:30.650876934</meta:creation-date>
    <dc:date>2026-01-01T17:05:37.949875438</dc:date>
    <meta:editing-duration>P3DT12H40M40S</meta:editing-duration>
    <meta:editing-cycles>87</meta:editing-cycles>
    <meta:generator>LibreOffice/25.2.6.2$Linux_X86_64 LibreOffice_project/520$Build-2</meta:generator>
    <meta:document-statistic meta:table-count="14" meta:cell-count="1056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2cm" svg:y="3.952cm" style:legend-expansion="high" chart:style-name="ch2"/>
        <chart:plot-area chart:style-name="ch3" svg:x="0.32cm" svg:y="0.18cm" svg:width="12.942cm" svg:height="8.64cm">
          <chart:coordinate-region svg:x="1.929cm" svg:y="0.38cm" svg:width="11.333cm" svg:height="6.72cm"/>
          <chart:axis chart:dimension="x" chart:name="primary-x" chart:style-name="ch4" chartooo:axis-type="auto">
            <chartooo:date-scale/>
            <chart:categories table:cell-range-address="dashboard.A2:dashboard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shboard.B2:dashboard.B14" chart:label-cell-address="dashboard.B1:dashboard.B1" chart:class="chart:bar">
            <chart:data-point chart:repeated="13"/>
          </chart:series>
          <chart:series chart:style-name="ch8" chart:values-cell-range-address="dashboard.C2:dashboard.C14" chart:label-cell-address="dashboard.C1:dashboard.C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ted</text:p>
                <draw:g>
                  <svg:desc>dashboard.B1:dashboard.B1</svg:desc>
                </draw:g>
              </table:table-cell>
              <table:table-cell office:value-type="string">
                <text:p>Mosque</text:p>
                <draw:g>
                  <svg:desc>dashboard.C1:dashboar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dashboard.A2:dashboard.A14</svg:desc>
                </draw:g>
              </table:table-cell>
              <table:table-cell office:value-type="float" office:value="0.683870967741936">
                <text:p>0.683870967741936</text:p>
                <draw:g>
                  <svg:desc>dashboard.B2:dashboard.B14</svg:desc>
                </draw:g>
              </table:table-cell>
              <table:table-cell office:value-type="float" office:value="0.361290322580645">
                <text:p>0.361290322580645</text:p>
                <draw:g>
                  <svg:desc>dashboard.C2:dashboard.C14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.755395683453237">
                <text:p>0.755395683453237</text:p>
              </table:table-cell>
              <table:table-cell office:value-type="float" office:value="0.435714285714286">
                <text:p>0.435714285714286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.819354838709677">
                <text:p>0.819354838709677</text:p>
              </table:table-cell>
              <table:table-cell office:value-type="float" office:value="0.380645161290323">
                <text:p>0.380645161290323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.682119205298013">
                <text:p>0.682119205298013</text:p>
              </table:table-cell>
              <table:table-cell office:value-type="float" office:value="0.350993377483444">
                <text:p>0.350993377483444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705128205128205">
                <text:p>0.705128205128205</text:p>
              </table:table-cell>
              <table:table-cell office:value-type="float" office:value="0.378205128205128">
                <text:p>0.378205128205128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.80794701986755">
                <text:p>0.80794701986755</text:p>
              </table:table-cell>
              <table:table-cell office:value-type="float" office:value="0.33112582781457">
                <text:p>0.33112582781457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.955128205128205">
                <text:p>0.95512820512820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.942307692307692">
                <text:p>0.942307692307692</text:p>
              </table:table-cell>
              <table:table-cell office:value-type="float" office:value="0.455128205128205">
                <text:p>0.455128205128205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.754966887417219">
                <text:p>0.754966887417219</text:p>
              </table:table-cell>
              <table:table-cell office:value-type="float" office:value="0.350993377483444">
                <text:p>0.350993377483444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.66025641025641">
                <text:p>0.66025641025641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.71523178807947">
                <text:p>0.71523178807947</text:p>
              </table:table-cell>
              <table:table-cell office:value-type="float" office:value="0.390728476821192">
                <text:p>0.390728476821192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0.326923076923077">
                <text:p>0.326923076923077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0.735099337748345">
                <text:p>0.735099337748345</text:p>
              </table:table-cell>
              <table:table-cell office:value-type="float" office:value="0.371794871794872">
                <text:p>0.371794871794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